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 style:text-line-through-type="single"/>
    </style:style>
    <style:style style:name="T1" style:family="text">
      <style:text-properties officeooo:rsid="000f68a3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6d6d" loext:char-shading-value="0"/>
    </style:style>
    <style:style style:name="T5" style:family="text">
      <style:text-properties fo:background-color="#ff6d6d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Énoncé « </text:span>Plages »</text:p>
      <text:p text:style-name="Standard"><text:s/></text:p>
      <text:p text:style-name="P1">Une <text:s/>région <text:s/>voyant <text:s/>son <text:s/>activité <text:s/>touristique <text:s/>grandir, <text:s/>souhaite <text:s/>mettre <text:s/>en <text:s/>place <text:s/>une <text:s/>structure <text:s/>permettant <text:s/>de <text:s/>suivre <text:s/>l'état <text:s/>de <text:s/>ses plages. </text:p>
      <text:p text:style-name="Standard"><text:s/></text:p>
      <text:p text:style-name="Standard">Dans un premier temps, elle souhaite connaître <text:span text:style-name="T3">toutes ses plages</text:span> : </text:p>
      <text:p text:style-name="Standard">- Chaque <text:span text:style-name="T5">plage appartient à</text:span> <text:span text:style-name="T3">une ville</text:span> </text:p>
      <text:p text:style-name="Standard">- Pour une plage, on connaîtra : </text:p>
      <text:p text:style-name="Standard">• <text:span text:style-name="T3">Sa longueur en km </text:span></text:p>
      <text:p text:style-name="Standard">• <text:span text:style-name="T3">La nature du terrain</text:span> : sable fin, rochers, galets, ... sachant qu'il peut y avoir <text:span text:style-name="T5">des plages avec sable et rochers </text:span></text:p>
      <text:p text:style-name="Standard"><text:s/></text:p>
      <text:p text:style-name="Standard">Le<text:span text:style-name="T5"> suivi se fera par</text:span> <text:span text:style-name="T3">département</text:span> (uniquement <text:span text:style-name="T5">les départements de la région</text:span>) : <text:s/></text:p>
      <text:p text:style-name="Standard">- Un <text:span text:style-name="T3">responsable</text:span> <text:span text:style-name="T3">région</text:span> sera nommé : on en connaitra son <text:span text:style-name="T3">nom</text:span> et son <text:span text:style-name="T3">prénom</text:span>. </text:p>
      <text:p text:style-name="Standard">- Une ville est identifiée par son <text:span text:style-name="T3">code postal</text:span> et le <text:span text:style-name="T3">nombre de touristes annuel</text:span> qu'elle reçoit doit être connu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2T11:13:43.716000000</meta:creation-date>
    <dc:date>2021-08-02T11:17:43.982000000</dc:date>
    <meta:editing-duration>PT3M59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3" meta:word-count="124" meta:character-count="714" meta:non-whitespace-character-count="569"/>
  </office:meta>
</office:document-meta>
</file>